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6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ime elapsed was 107183116nsecs or 0.107183116s</text:p>
          </table:table-cell>
          <table:table-cell/>
          <table:table-cell office:value-type="float" office:value="0.107183116" calcext:value-type="float">
            <text:p>0.1071831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8817209nsecs or 0.058817209s</text:p>
          </table:table-cell>
          <table:table-cell/>
          <table:table-cell office:value-type="float" office:value="0.058817209" calcext:value-type="float">
            <text:p>0.0588172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6376990nsecs or 0.056376990s</text:p>
          </table:table-cell>
          <table:table-cell/>
          <table:table-cell office:value-type="float" office:value="0.05637699" calcext:value-type="float">
            <text:p>0.056376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6602007nsecs or 0.056602007s</text:p>
          </table:table-cell>
          <table:table-cell/>
          <table:table-cell office:value-type="float" office:value="0.056602007" calcext:value-type="float">
            <text:p>0.0566020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7086660nsecs or 0.057086660s</text:p>
          </table:table-cell>
          <table:table-cell/>
          <table:table-cell office:value-type="float" office:value="0.05708666" calcext:value-type="float">
            <text:p>0.057086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6764467nsecs or 0.056764467s</text:p>
          </table:table-cell>
          <table:table-cell/>
          <table:table-cell office:value-type="float" office:value="0.056764467" calcext:value-type="float">
            <text:p>0.05676446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7116534nsecs or 0.057116534s</text:p>
          </table:table-cell>
          <table:table-cell/>
          <table:table-cell office:value-type="float" office:value="0.057116534" calcext:value-type="float">
            <text:p>0.057116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6577851nsecs or 0.056577851s</text:p>
          </table:table-cell>
          <table:table-cell/>
          <table:table-cell office:value-type="float" office:value="0.056577851" calcext:value-type="float">
            <text:p>0.05657785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6935321nsecs or 0.056935321s</text:p>
          </table:table-cell>
          <table:table-cell/>
          <table:table-cell office:value-type="float" office:value="0.056935321" calcext:value-type="float">
            <text:p>0.056935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elapsed was 57645932nsecs or 0.057645932s</text:p>
          </table:table-cell>
          <table:table-cell/>
          <table:table-cell office:value-type="float" office:value="0.057645932" calcext:value-type="float">
            <text:p>0.0576459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3:.C21])" office:value-type="float" office:value="0.0621106087" calcext:value-type="float">
            <text:p>0.0621106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05:10:06.443436220</meta:creation-date>
    <dc:date>2020-01-03T05:16:32.024525500</dc:date>
    <meta:editing-duration>PT6M27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